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4.537cm" svg:height="2.17cm" svg:x="1.162cm" svg:y="11.033cm">
          <text:p text:style-name="P1"><text:a xlink:href="http://www.wiki.xilinx.com/Build+FSBL" xlink:type="simple">FSBL</text:a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4.537cm" svg:height="2.17cm" svg:x="9.001cm" svg:y="6.715cm">
          <text:p text:style-name="P1"><text:a xlink:href="http://www.wiki.xilinx.com/Build+U-Boot" xlink:type="simple">U-Boot</text:a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4.537cm" svg:height="2.17cm" svg:x="12.33cm" svg:y="11.033cm">
          <text:p text:style-name="P1"><text:a xlink:href="http://www.wiki.xilinx.com/Build+and+Modify+a+Rootfs" xlink:type="simple">RAM Disk</text:a></text:p>
          <draw:enhanced-geometry svg:viewBox="0 0 21600 21600" draw:glue-points="10800 0 0 10800 10800 21600 21600 10800" draw:type="flowchart-process" draw:enhanced-path="M 0 0 L 21600 0 21600 21600 0 21600 0 0 Z N"/>
        </draw:custom-shape>
        <draw:a xlink:href="http://www.wiki.xilinx.com/Build+kernel" xlink:type="simple" xlink:show="embed">
          <draw:custom-shape draw:style-name="gr1" draw:text-style-name="P1" xml:id="id2" draw:id="id2" draw:layer="layout" svg:width="4.537cm" svg:height="2.17cm" svg:x="6.242cm" svg:y="11.033cm">
            <text:p text:style-name="P1"><text:a xlink:href="http://www.wiki.xilinx.com/Build+kernel" xlink:type="simple">Kernel</text:a></text:p>
            <draw:enhanced-geometry svg:viewBox="0 0 21600 21600" draw:glue-points="10800 0 0 10800 10800 21600 21600 10800" draw:type="flowchart-process" draw:enhanced-path="M 0 0 L 21600 0 21600 21600 0 21600 0 0 Z N"/>
          </draw:custom-shape>
        </draw:a>
        <draw:connector draw:style-name="gr2" draw:text-style-name="P1" draw:layer="layout" svg:x1="11.27cm" svg:y1="8.885cm" svg:x2="8.511cm" svg:y2="11.033cm" draw:start-shape="id1" draw:start-glue-point="6" draw:end-shape="id2" draw:end-glue-point="4" svg:d="M11270 8885v1075h-2759v1073" svg:viewBox="0 0 2760 2149">
          <text:p/>
        </draw:connector>
        <draw:connector draw:style-name="gr2" draw:text-style-name="P1" draw:layer="layout" svg:x1="11.27cm" svg:y1="8.885cm" svg:x2="14.598cm" svg:y2="11.033cm" draw:start-shape="id1" draw:start-glue-point="6" draw:end-shape="id3" svg:d="M11270 8885v1075h3328v1073" svg:viewBox="0 0 3329 2149">
          <text:p/>
        </draw:connector>
        <draw:custom-shape draw:style-name="gr1" draw:text-style-name="P1" xml:id="id4" draw:id="id4" draw:layer="layout" svg:width="4.537cm" svg:height="2.17cm" svg:x="9.001cm" svg:y="16.483cm">
          <text:p text:style-name="P1"><text:a xlink:href="http://www.wiki.xilinx.com/Prepare+Boot+Image" xlink:type="simple">Boot Image</text:a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511cm" svg:y1="13.203cm" svg:x2="11.269cm" svg:y2="16.483cm" draw:start-shape="id2" draw:start-glue-point="6" draw:end-shape="id4" svg:d="M8511 13203v1641h2758v1639" svg:viewBox="0 0 2759 3281">
          <text:p/>
        </draw:connector>
        <draw:connector draw:style-name="gr2" draw:text-style-name="P1" draw:layer="layout" svg:x1="14.599cm" svg:y1="13.203cm" svg:x2="11.269cm" svg:y2="16.483cm" draw:start-shape="id3" draw:start-glue-point="6" draw:end-shape="id4" svg:d="M14599 13203v1641h-3330v1639" svg:viewBox="0 0 3331 3281">
          <text:p/>
        </draw:connector>
        <draw:connector draw:style-name="gr2" draw:text-style-name="P1" draw:layer="layout" draw:line-skew="-0.001cm" svg:x1="3.431cm" svg:y1="13.203cm" svg:x2="11.269cm" svg:y2="16.483cm" draw:start-shape="id5" draw:start-glue-point="6" draw:end-shape="id4" svg:d="M3431 13203v1640h7838v1640" svg:viewBox="0 0 7839 3281">
          <text:p/>
        </draw:connector>
        <draw:connector draw:style-name="gr2" draw:text-style-name="P1" draw:layer="layout" svg:x1="11.27cm" svg:y1="8.885cm" svg:x2="11.27cm" svg:y2="16.483cm" draw:start-shape="id1" draw:start-glue-point="6" draw:end-shape="id4" draw:end-glue-point="4" svg:d="M11270 8885v7598" svg:viewBox="0 0 1 7599">
          <text:p/>
        </draw:connector>
        <draw:custom-shape draw:style-name="gr1" draw:text-style-name="P1" xml:id="id6" draw:id="id6" draw:layer="layout" svg:width="4.537cm" svg:height="2.17cm" svg:x="9.001cm" svg:y="20.304cm">
          <text:p text:style-name="P1"><text:a xlink:href="http://www.wiki.xilinx.com/Prepare+Boot+Medium" xlink:type="simple">Boot Medium</text:a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1.27cm" svg:y1="18.653cm" svg:x2="11.27cm" svg:y2="20.304cm" draw:start-shape="id4" draw:start-glue-point="6" draw:end-shape="id6" draw:end-glue-point="4" svg:d="M11270 18653v1651" svg:viewBox="0 0 1 1652">
          <text:p/>
        </draw:connector>
        <draw:connector draw:style-name="gr2" draw:text-style-name="P1" draw:layer="layout" svg:x1="11.27cm" svg:y1="8.885cm" svg:x2="3.43cm" svg:y2="11.033cm" draw:start-shape="id1" draw:start-glue-point="6" draw:end-shape="id5" svg:d="M11270 8885v1075h-7840v1073" svg:viewBox="0 0 7841 21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3T18:48:32.766013122</meta:creation-date>
    <dc:date>2014-09-03T23:13:06.104882791</dc:date>
    <meta:editing-duration>PT4H8M32S</meta:editing-duration>
    <meta:editing-cycles>2</meta:editing-cycles>
    <meta:generator>LibreOffice/4.2.4.2$Linux_X86_64 LibreOffice_project/420m0$Build-2</meta:generator>
    <meta:document-statistic meta:object-count="14"/>
  </office:meta>
</office:document-meta>
</file>